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016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6.242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ien_try_corresponda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8" table:default-cell-style-name="Default"/>
        <table:table-row table:style-name="ro1">
          <table:table-cell table:style-name="ce3" office:value-type="string" calcext:value-type="string">
            <text:p>bien_trait_name</text:p>
          </table:table-cell>
          <table:table-cell table:style-name="ce3" office:value-type="string" calcext:value-type="string">
            <text:p>try_trait_id</text:p>
          </table:table-cell>
          <table:table-cell table:style-name="ce3" office:value-type="string" calcext:value-type="string">
            <text:p>try_trait_name</text:p>
          </table:table-cell>
          <table:table-cell table:style-name="ce3" office:value-type="string" calcext:value-type="string">
            <text:p>identical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match</text:p>
          </table:table-cell>
          <table:table-cell table:style-name="ce3" office:value-type="string" calcext:value-type="string">
            <text:p>comment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diameter at breast height (1.3 m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 colo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lower col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 color</text:p>
          </table:table-cell>
          <table:table-cell office:value-type="float" office:value="3865" calcext:value-type="float">
            <text:p>3865</text:p>
          </table:table-cell>
          <table:table-cell office:value-type="string" calcext:value-type="string">
            <text:p>Flower calyx col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 color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Flower corolla col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 color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Flower stipe col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 pollination syndrom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 typ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uit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 length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Inflorescence length (height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 length</text:p>
          </table:table-cell>
          <table:table-cell office:value-type="float" office:value="3622" calcext:value-type="float">
            <text:p>3622</text:p>
          </table:table-cell>
          <table:table-cell office:value-type="string" calcext:value-type="string">
            <text:p>Inflorescence length carrying flow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 length</text:p>
          </table:table-cell>
          <table:table-cell office:value-type="float" office:value="3623" calcext:value-type="float">
            <text:p>3623</text:p>
          </table:table-cell>
          <table:table-cell office:value-type="string" calcext:value-type="string">
            <text:p>Inflorescence length carrying bulble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058" calcext:value-type="float">
            <text:p>3058</text:p>
          </table:table-cell>
          <table:table-cell office:value-type="string" calcext:value-type="string">
            <text:p>Leaf area (in case of compound leaves undefined if leaf or leaflet, petiole and rhachis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Leaf area (in case of compound leaves: leaf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Leaf area (in case of compound leaves: leaflet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Leaf area (in case of compound leaves: leaf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Leaf area (in case of compound leaves: leaflet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Leaf area (in case of compound leaves: leaf, undefined if petiole in- or excluded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Leaf area (in case of compound leaves: leaflet, undefined if petiole is in- or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Leaf area (in case of compound leaves undefined if leaf or leaflet, undefined if petiole is in- or 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LA in BIEN doesn’t specify if petiole and other structure is included/exclu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LA in BIEN doesn’t specify if petiole and other structure is included/exclu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SLA in BIEN doesn’t specify if petiole and other structure is included/exclu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SLA in BIEN doesn’t specify if petiole and other structure is included/exclu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carbon content per leaf dry mas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af carbon (C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carbon content per leaf dry mass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Leaf carbon (C) content per dry mass (senescent leave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carbon content per leaf nitrogen conten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eaf carbon/nitrogen (C/N) rati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compoundnes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af compound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dry mas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eaf dry mass (single leaf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BIEN doesn’t specify if it’s the mass of a single lea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dry mass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Leaf dry mass (cotyledon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Leaf petiole dry mass per petiole fresh mass (leaf petiole dry matter content; LDMC petiol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Leaf dry mass per fresh mass (cotyledons, cotyledon LDMC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Leaf rhachis dry mass per leaf rhachis fresh mass (leaf rhachis dry matter content; LDMC rachi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fresh mas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eaf fresh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fresh mass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Leaf fresh mass (cotyledon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lamina fracture tough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f texture (sclerophylly, physical strength, toughnes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encompasses much more in this trait than simply the leaf lamina fracture tough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life sp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af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nitrogen content per leaf are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eaf nitrogen (N) content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nitrogen content per leaf dry mas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af nitrogen (N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nitrogen content per leaf dry mas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Leaf nitrogen (N) content per dry mass (cotyledon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nitrogen content per leaf dry mass</text:p>
          </table:table-cell>
          <table:table-cell office:value-type="float" office:value="3954" calcext:value-type="float">
            <text:p>3954</text:p>
          </table:table-cell>
          <table:table-cell office:value-type="string" calcext:value-type="string">
            <text:p>Leaf nitrogen (N) content per dry mass (senescent leave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phosphorus content per leaf are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eaf phosphorus (P) content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phosphorus content per leaf dry mas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af phosphorus (P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photosynthetic rate per leaf are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hotosynthesis rate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photosynthetic rate per leaf dry mas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hotosynthesis rate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relative growth rate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There are no reported leaf growth rates in T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for H2O per leaf are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omata conductance per leaf 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trait is specifically for H2O where as TRY is general stomata condu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for H2O per leaf area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Stomata conductance: potential stomatal conductance index (PCI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omata conductance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Stomata conductance per leaf area: night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Stomata conductance per leaf area at turgor loss po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Stomata conductance per leaf area: preda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Stomata conductance per leaf area: midd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Stomata conductance per leaf area: predawn to midday rati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Stomata conductance: potential stomatal conductance index (PCI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thicknes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est whole plant longevi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considers longest longevity so is expecting one trait per species while TRY considers measured longitiv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fruit length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leaf length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leaf length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leaf widt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whole plant height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whole plant heigh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nt heigh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whole plant height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whole plant longevi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fruit leng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leaf length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leaf length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leaf widt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whole plant height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whole plant heigh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nt heigh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whole plant height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 flowering begin</text:p>
          </table:table-cell>
          <table:table-cell office:value-type="float" office:value="2956" calcext:value-type="float">
            <text:p>2956</text:p>
          </table:table-cell>
          <table:table-cell office:value-type="string" calcext:value-type="string">
            <text:p>Flower onset of flowering (first flowering date, flowering beginning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traits are in degree days rather actual d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 flowering begin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 (flowering ti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 flowering duration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 (flowering ti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includes more variables than strictly the flowering duration (also include seed maturation measurement for examp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 fruiting duration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No traits in TRY really correspond, casting a very wide definition TraitID 335 could be considered similar in some rare occas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oarse root dry mass per ground 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doesn’t specify which kind of root are consider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Plant biomass and allometry: Coarse root dry mass per pla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Plant biomass and allometry: Coarse root dry mass per plant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Plant biomass and allometry: Fine root dry mass per plant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Plant biomass and allometry: Root dry mass per pla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Root dry mass per ground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Plant biomass and allometry: Fine root dry mass per pla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Fine root dry mass per ground 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doesn’t specify which kind of root are consider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Plant biomass and allometry: Root mass fraction (fraction of root dry mass per whole plant dry mas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 leng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 length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Seed width to length rati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 mas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dry mas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lant biomass and allometry: Stem dry mass per pla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relative growth ra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lant growth rate relative (plant relative growth rate, RGR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relative growth rate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Plant growth r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includes more measurements than radial growth o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, stem dry mass per stem fresh volume) or wood dens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Stem specific density (SSD, stem dry mass per stem fresh volume) or wood density: twigs and branch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Stem specific density (SSD, stem dry mass per stem fresh volume) or wood density: wood density of w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Stem specific density (SSD, stem dry mass per stem fresh volume) or wood density: heartw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Stem specific density (SSD, stem dry mass per stem fresh volume) or wood density: sapw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Stem specific density (SSD, stem dry mass per stem fresh volume) or wood density: bran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Stem specific density (SSD, stem dry mass per stem fresh volume) or wood density: twig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Coarse root wood density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764" calcext:value-type="float">
            <text:p>3764</text:p>
          </table:table-cell>
          <table:table-cell office:value-type="string" calcext:value-type="string">
            <text:p>Stem specific density (SSD, stem dry mass per stem fresh volume) or wood density: ste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Stem specific density (SSD, stem dry mass per stem fresh volume) or wood density: bran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sel lumen are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tem conduit cross-sectional area (vessels and tracheid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BIEN doesn’t tell if it also includes trachei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sel lumen area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Stem wood cross-section: fraction of vessel lum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sel lumen are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tem conduit lumen cross-sectional area (vessels and tracheids) per stem sapwood cross-sectional a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sel numbe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tem conduit density (vessels and tracheid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dispersal syndrom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spersal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he level of detail between BIEN and TRY is not the s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Plant growth form simple consolidat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his TRY trait is consolidated and better correspond to BIEN categor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growth form diversity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Plant growth form detailed consolidat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hese traits give the different possible plant growth for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height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BIEN doesn’t specify their understanding of “plant height” so it is assumed to be vegetative but we cannot be as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primary juvenile period length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lant ontogeny: age of maturity (first flowering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offers many more values than BI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sexual system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lower se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has fewer levels of traits while TRY offer many distinct trait val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sexual system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Flower sexual syndrome (dichogamy, cleistogamy, dioecious, monoeciou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ole plant vegetative phenolog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af phenology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doesn’t standardize the values as much as BI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woodines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lant woodi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doesn’t standardize the values as much as BIEN</text:p>
          </table:table-cell>
          <table:table-cell table:number-columns-repeated="1018"/>
        </table:table-row>
      </table:table>
      <table:table table:name="metadata" table:style-name="ta1">
        <table:table-column table:style-name="co7" table:default-cell-style-name="ce2"/>
        <table:table-column table:style-name="co7" table:number-columns-repeated="2" table:default-cell-style-name="Default"/>
        <table:table-row table:style-name="ro1">
          <table:table-cell table:style-name="ce3" office:value-type="string" calcext:value-type="string">
            <text:p>col_name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ien_trait_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name of the trait as indicated in the BIEN database</text:p>
          </table:table-cell>
        </table:table-row>
        <table:table-row table:style-name="ro1">
          <table:table-cell office:value-type="string" calcext:value-type="string">
            <text:p>try_trait_i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TraitID as provided in the TRY database</text:p>
          </table:table-cell>
        </table:table-row>
        <table:table-row table:style-name="ro1">
          <table:table-cell office:value-type="string" calcext:value-type="string">
            <text:p>try_trait_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raitName field as provided in the TRY database</text:p>
          </table:table-cell>
        </table:table-row>
        <table:table-row table:style-name="ro1">
          <table:table-cell office:value-type="string" calcext:value-type="string">
            <text:p>identical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(“TRUE/FALSE”) defining if trait are strictly equivalent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(“TRUE/FALSE”) defining if trait are not strictly equivalent but can be considered similar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Justification of why traits can be considered identical/similar</text:p>
          </table:table-cell>
        </table:table-row>
      </table:table>
      <table:named-expressions/>
      <table:database-ranges>
        <table:database-range table:name="__Anonymous_Sheet_DB__0" table:target-range-address="bien_try_correspondance.A1:bien_try_correspondance.G11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20:04:40.0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thias Grenié</meta:initial-creator>
    <meta:creation-date>2022-07-08T16:39:24.759000000</meta:creation-date>
    <dc:date>2024-05-29T20:05:05.679000000</dc:date>
    <dc:creator>Matthias Grenié</dc:creator>
    <meta:editing-duration>PT9H24M5S</meta:editing-duration>
    <meta:editing-cycles>26</meta:editing-cycles>
    <meta:generator>LibreOffice/7.6.5.2$Windows_X86_64 LibreOffice_project/38d5f62f85355c192ef5f1dd47c5c0c0c6d6598b</meta:generator>
    <meta:document-statistic meta:table-count="2" meta:cell-count="825" meta:object-count="0"/>
  </office:meta>
</office:document-meta>
</file>